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A300000165F6F45FE609DEC3F1.png" manifest:media-type="image/png"/>
  <manifest:file-entry manifest:full-path="Pictures/10000201000000A300000165DF57B3906EA13E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eff0d3" draw:textarea-horizontal-align="justify" draw:textarea-vertical-align="middle" draw:auto-grow-height="false" fo:min-height="4.15cm" fo:min-width="22.3cm" fo:padding-top="0.14cm" fo:padding-bottom="0.14cm" fo:padding-left="0.265cm" fo:padding-right="0.265cm"/>
    </style:style>
    <style:style style:name="gr2" style:family="graphic" style:parent-style-name="standard">
      <style:graphic-properties draw:stroke="solid" draw:stroke-dash="Dashed_20__28_var_29_" svg:stroke-width="0.03cm" svg:stroke-color="#4c4c4c" draw:marker-start-width="0.245cm" draw:marker-end-width="0.245cm" draw:fill-color="#b0c4de" draw:textarea-horizontal-align="justify" draw:textarea-vertical-align="middle" draw:auto-grow-height="false" fo:min-height="3.72cm" fo:min-width="22.2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2.32cm" fo:min-width="7.07cm" fo:padding-top="0.14cm" fo:padding-bottom="0.14cm" fo:padding-left="0.265cm" fo:padding-right="0.265cm"/>
    </style:style>
    <style:style style:name="gr4" style:family="graphic" style:parent-style-name="Object_20_with_20_no_20_fill_20_and_20_no_20_line">
      <style:graphic-properties draw:stroke="none" svg:stroke-width="0.03cm" draw:marker-start-width="0.245cm" draw:marker-end-width="0.24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1.177cm" fo:min-width="5.035cm" fo:padding-top="0cm" fo:padding-bottom="0cm" fo:padding-left="0cm" fo:padding-right="0cm"/>
    </style:style>
    <style:style style:name="gr6" style:family="graphic" style:parent-style-name="objectwithoutfill">
      <style:graphic-properties svg:stroke-width="0.12cm" draw:marker-start-width="0.38cm" draw:marker-end-width="0.38cm" draw:fill="none" draw:textarea-vertical-align="middle" fo:padding-top="0.185cm" fo:padding-bottom="0.185cm" fo:padding-left="0.31cm" fo:padding-right="0.31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8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min-height="2.72cm" fo:min-width="7.07cm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ax-height="0cm" fo:min-height="2.751cm" fo:padding-top="0.15cm" fo:padding-bottom="0.15cm" fo:padding-left="0.15cm" fo:padding-right="0.15cm"/>
    </style:style>
    <style:style style:name="gr10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false" fo:min-height="2.206cm" fo:min-width="0cm" fo:padding-top="0cm" fo:padding-bottom="0cm" fo:padding-left="0cm" fo:padding-right="0cm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6.263cm"/>
    </style:style>
    <style:style style:name="gr12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712cm" fo:min-width="5.251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eff0d3"/>
      <style:paragraph-properties fo:text-align="center"/>
    </style:style>
    <style:style style:name="P2" style:family="paragraph">
      <loext:graphic-properties draw:fill-color="#b0c4d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666666" style:font-name="Liberation Mono" fo:font-size="7pt" style:font-size-asian="7pt" style:font-size-complex="7pt"/>
    </style:style>
    <style:style style:name="P8" style:family="paragraph">
      <loext:graphic-properties draw:fill="none" draw:fill-color="#ffffff"/>
      <style:text-properties fo:color="#ce181e" fo:text-shadow="1pt 1pt" fo:font-weight="normal" style:font-weight-asian="normal" style:font-weight-complex="normal"/>
    </style:style>
    <style:style style:name="P9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666666" style:font-name="Liberation Mono" fo:font-size="7pt" style:font-size-asian="7pt" style:font-size-complex="7pt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ce181e"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2.8cm" svg:height="4.4cm" svg:x="2.8cm" svg:y="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2.8cm" svg:height="4cm" svg:x="2.8cm" svg:y="15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6cm" svg:height="2.6cm" svg:x="4cm" svg:y="15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25cm" svg:height="2.245cm" svg:x="4.413cm" svg:y="15.6cm">
          <draw:image xlink:href="Pictures/10000201000000A300000165DF57B3906EA13EA7.png" xlink:type="simple" xlink:show="embed" xlink:actuate="onLoad">
            <text:p/>
          </draw:image>
        </draw:frame>
        <draw:frame draw:style-name="gr5" draw:text-style-name="P4" draw:layer="layout" svg:width="5.035cm" svg:height="1.177cm" svg:x="5.8cm" svg:y="16.112cm">
          <draw:text-box>
            <text:p><text:span text:style-name="T1">Knoten innerhalb des</text:span></text:p>
            <text:p><text:span text:style-name="T1">verteilten Systems</text:span></text:p>
          </draw:text-box>
        </draw:frame>
        <draw:line draw:style-name="gr6" draw:text-style-name="P3" draw:layer="layout" svg:x1="11.6cm" svg:y1="17cm" svg:x2="16.8cm" svg:y2="17cm">
          <text:p/>
        </draw:line>
        <draw:frame draw:style-name="gr7" draw:text-style-name="P6" draw:layer="layout" svg:width="5.2cm" svg:height="0.962cm" svg:x="11.6cm" svg:y="16cm">
          <draw:text-box>
            <text:p text:style-name="P5">Netz</text:p>
          </draw:text-box>
        </draw:frame>
        <draw:custom-shape draw:style-name="gr8" draw:text-style-name="P3" draw:layer="layout" svg:width="7.6cm" svg:height="3cm" svg:x="4cm" svg:y="12.4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8cm" svg:height="3.051cm" svg:x="4cm" svg:y="12.4cm">
          <draw:text-box>
            <text:p><text:span text:style-name="T2">0101 1001</text:span></text:p>
            <text:p><text:span text:style-name="T2">1001 0010</text:span></text:p>
            <text:p><text:span text:style-name="T2">1101 1010</text:span></text:p>
            <text:p><text:span text:style-name="T2">0010 0110</text:span></text:p>
            <text:p><text:span text:style-name="T2">0110 1011</text:span></text:p>
            <text:p><text:span text:style-name="T2">1001 1111</text:span></text:p>
            <text:p><text:span text:style-name="T2">1000 0001</text:span></text:p>
            <text:p><text:span text:style-name="T2">1101 0010</text:span></text:p>
            <text:p><text:span text:style-name="T2">0001 0011</text:span></text:p>
            <text:p><text:span text:style-name="T2">1100 1010</text:span></text:p>
          </draw:text-box>
        </draw:frame>
        <draw:frame draw:style-name="gr10" draw:text-style-name="P4" draw:layer="layout" svg:width="5.6cm" svg:height="2.206cm" svg:x="5.8cm" svg:y="12.997cm">
          <draw:text-box>
            <text:p><text:span text:style-name="T1">Teilkomponente der</text:span></text:p>
            <text:p><text:span text:style-name="T1">verteilten Anwendung</text:span></text:p>
            <text:p><text:span text:style-name="T3"/></text:p>
            <text:p><text:span text:style-name="T4">Eigenständiges Programm</text:span></text:p>
          </draw:text-box>
        </draw:frame>
        <draw:custom-shape draw:style-name="gr3" draw:text-style-name="P3" draw:layer="layout" svg:width="7.6cm" svg:height="2.6cm" svg:x="16.8cm" svg:y="15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25cm" svg:height="2.245cm" svg:x="17.213cm" svg:y="15.6cm">
          <draw:image xlink:href="Pictures/10000201000000A300000165F6F45FE609DEC3F1.png" xlink:type="simple" xlink:show="embed" xlink:actuate="onLoad">
            <text:p/>
          </draw:image>
        </draw:frame>
        <draw:frame draw:style-name="gr5" draw:text-style-name="P4" draw:layer="layout" svg:width="5.035cm" svg:height="1.177cm" svg:x="18.6cm" svg:y="16.112cm">
          <draw:text-box>
            <text:p><text:span text:style-name="T1">Knoten innerhalb des</text:span></text:p>
            <text:p><text:span text:style-name="T1">verteilten Systems</text:span></text:p>
          </draw:text-box>
        </draw:frame>
        <draw:custom-shape draw:style-name="gr8" draw:text-style-name="P3" draw:layer="layout" svg:width="7.6cm" svg:height="3cm" svg:x="16.8cm" svg:y="12.4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8cm" svg:height="3.051cm" svg:x="16.8cm" svg:y="12.4cm">
          <draw:text-box>
            <text:p><text:span text:style-name="T2">0101 1001</text:span></text:p>
            <text:p><text:span text:style-name="T2">1001 0010</text:span></text:p>
            <text:p><text:span text:style-name="T2">1101 1010</text:span></text:p>
            <text:p><text:span text:style-name="T2">0010 0110</text:span></text:p>
            <text:p><text:span text:style-name="T2">0110 1011</text:span></text:p>
            <text:p><text:span text:style-name="T2">1001 1111</text:span></text:p>
            <text:p><text:span text:style-name="T2">1000 0001</text:span></text:p>
            <text:p><text:span text:style-name="T2">1101 0010</text:span></text:p>
            <text:p><text:span text:style-name="T2">0001 0011</text:span></text:p>
            <text:p><text:span text:style-name="T2">1100 1010</text:span></text:p>
          </draw:text-box>
        </draw:frame>
        <draw:frame draw:style-name="gr10" draw:text-style-name="P4" draw:layer="layout" svg:width="5.6cm" svg:height="2.206cm" svg:x="18.6cm" svg:y="12.997cm">
          <draw:text-box>
            <text:p><text:span text:style-name="T1">Teilkomponente der</text:span></text:p>
            <text:p><text:span text:style-name="T1">verteilten Anwendung</text:span></text:p>
            <text:p><text:span text:style-name="T3"/></text:p>
            <text:p><text:span text:style-name="T4">Eigenständiges Programm</text:span></text:p>
          </draw:text-box>
        </draw:frame>
        <draw:frame draw:style-name="gr11" draw:text-style-name="P8" draw:layer="layout" svg:width="6.763cm" svg:height="0.962cm" svg:x="10.819cm" svg:y="11.038cm">
          <draw:text-box>
            <text:p><text:span text:style-name="T5">Verteilte Anwendung</text:span></text:p>
          </draw:text-box>
        </draw:frame>
        <draw:frame draw:style-name="gr12" draw:text-style-name="P8" draw:layer="layout" svg:width="5.751cm" svg:height="0.962cm" svg:x="11.325cm" svg:y="18.4cm">
          <draw:text-box>
            <text:p><text:span text:style-name="T5">Verteiltes System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250%" draw:distance="2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3T20:04:46.280524760</meta:creation-date>
    <dc:date>2018-02-03T21:02:54.318540226</dc:date>
    <dc:creator>Dennis Schulmeister-Zimolong</dc:creator>
    <meta:editing-duration>PT8M52S</meta:editing-duration>
    <meta:editing-cycles>8</meta:editing-cycles>
    <meta:generator>LibreOffice/5.4.4.2$Linux_X86_64 LibreOffice_project/40m0$Build-2</meta:generator>
    <meta:document-statistic meta:object-count="41"/>
  </office:meta>
</office:document-meta>
</file>